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Gothic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8">1. - Buatlah class Person.java !<text:line-break/><text:tab/> <text:s text:c="3"/>- Tuliskan sintaks dibawah ini pada class Person.java !<text:line-break/><text:line-break/><text:tab/></text:span><text:span text:style-name="T9">public class </text:span><text:span text:style-name="T9">Person</text:span><text:span text:style-name="T9">{ </text:span></text:p>
      <text:p text:style-name="P4"><text:tab/><text:tab/>public static void main(String[] args) { </text:p>
      <text:p text:style-name="P4"><text:tab/><text:tab/><text:tab/>byte num1 = 1; </text:p>
      <text:p text:style-name="P4"><text:tab/><text:tab/><text:tab/>short num2 = 2; </text:p>
      <text:p text:style-name="P4"><text:tab/><text:tab/><text:tab/><text:span text:style-name="T6">...</text:span> num3 = 3; </text:p>
      <text:p text:style-name="P4"><text:tab/><text:tab/><text:tab/>long num4 = 4; </text:p>
      <text:p text:style-name="P4"><text:tab/><text:tab/><text:tab/>float num5 = 5; </text:p>
      <text:p text:style-name="P4"><text:tab/><text:tab/><text:tab/>double num6 = 6; </text:p>
      <text:p text:style-name="P4"><text:tab/><text:tab/><text:tab/><text:span text:style-name="T6">...</text:span> value = <text:span text:style-name="T6">...</text:span>; </text:p>
      <text:p text:style-name="P4"><text:tab/><text:tab/><text:tab/><text:span text:style-name="T6">...</text:span> a = "Number All"; </text:p>
      <text:p text:style-name="P4"/>
      <text:p text:style-name="P4"><text:tab/><text:tab/><text:tab/>System.out.println(num1); </text:p>
      <text:p text:style-name="P4"><text:tab/><text:tab/><text:tab/>System.out.println(num2); </text:p>
      <text:p text:style-name="P4"><text:tab/><text:tab/><text:tab/>System.out.println(num3); </text:p>
      <text:p text:style-name="P4"><text:tab/><text:tab/><text:tab/>System.out.println(num4); </text:p>
      <text:p text:style-name="P4"><text:tab/><text:tab/><text:tab/>System.out.println(num5); </text:p>
      <text:p text:style-name="P4"><text:tab/><text:tab/><text:tab/>System.out.println(num6); </text:p>
      <text:p text:style-name="P4"><text:tab/><text:tab/><text:tab/>System.out.println(a + " = " + (num1 + num2 + </text:p>
      <text:p text:style-name="P4"><text:tab/><text:tab/><text:tab/>num3 + num4 + num5 + num6)); </text:p>
      <text:p text:style-name="P4"><text:tab/><text:tab/><text:tab/>System.out.println(<text:span text:style-name="T6">...</text:span>); </text:p>
      <text:p text:style-name="P4"><text:tab/><text:tab/>} </text:p>
      <text:p text:style-name="P2"><text:tab/>}<text:line-break/></text:p>
      <text:p text:style-name="P5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5">1 </text:span></text:p>
      <text:p text:style-name="P3"><text:tab/><text:tab/>2 </text:p>
      <text:p text:style-name="P3"><text:tab/><text:tab/>3 </text:p>
      <text:p text:style-name="P3"><text:tab/><text:tab/>4 </text:p>
      <text:p text:style-name="P3"><text:tab/><text:tab/>5.0 </text:p>
      <text:p text:style-name="P3"><text:tab/><text:tab/>6.0 </text:p>
      <text:p text:style-name="P3"><text:tab/><text:tab/>Number All = 21.0 </text:p>
      <text:p text:style-name="P5"><text:span text:style-name="T5"><text:tab/><text:tab/>true<text:line-break/><text:line-break/><text:tab/></text:span><text:span text:style-name="T7">2. <text:s/>- Buatlah class Exception.java !<text:line-break/><text:tab/> <text:s text:c="4"/>- Tuliskan sintaks dibawah ini pada class Exception.java !<text:line-break/><text:line-break/></text:span><text:span text:style-name="T5">import java.util.*; </text:span></text:p>
      <text:p text:style-name="P4"/>
      <text:p text:style-name="P4">public class Exception{ </text:p>
      <text:p text:style-name="P4"><text:tab/>public static void main(String[] args){ </text:p>
      <text:p text:style-name="P4"><text:tab/><text:tab/>Scanner input = new Scanner(<text:span text:style-name="T6">...</text:span>); </text:p>
      <text:p text:style-name="P4"><text:tab/><text:tab/>int x = 1; </text:p>
      <text:p text:style-name="P4"/>
      <text:p text:style-name="P4"><text:tab/><text:tab/>do { </text:p>
      <text:p text:style-name="P4"><text:soft-page-break/><text:tab/><text:tab/><text:span text:style-name="T6">...</text:span> { </text:p>
      <text:p text:style-name="P4"><text:tab/><text:tab/><text:tab/>System.out.println("Input nomor pertama : "); </text:p>
      <text:p text:style-name="P4"><text:tab/><text:tab/><text:tab/>int n1 = input. <text:span text:style-name="T6">...</text:span>(); </text:p>
      <text:p text:style-name="P4"><text:tab/><text:tab/><text:tab/>System.out.println(" Input nomor kedua : "); </text:p>
      <text:p text:style-name="P4"><text:tab/><text:tab/><text:tab/>int n2 = input. <text:span text:style-name="T6">...</text:span>(); </text:p>
      <text:p text:style-name="P4"><text:tab/><text:tab/><text:tab/>int sum = n1/n2; </text:p>
      <text:p text:style-name="P4"><text:tab/><text:tab/><text:tab/>System.out.println(sum); </text:p>
      <text:p text:style-name="P4"><text:tab/><text:tab/><text:tab/>x = 2;<text:tab/> </text:p>
      <text:p text:style-name="P4"><text:tab/><text:tab/><text:tab/><text:tab/> </text:p>
      <text:p text:style-name="P4"><text:tab/><text:tab/>} <text:span text:style-name="T6">...</text:span> (<text:span text:style-name="T6">...</text:span> e) { </text:p>
      <text:p text:style-name="P4"><text:tab/><text:tab/><text:tab/>System.out.println("Anda tidak bisa melakukan itu!"); </text:p>
      <text:p text:style-name="P4"><text:tab/><text:tab/>} </text:p>
      <text:p text:style-name="P4"><text:tab/><text:tab/>} while (x == 1); </text:p>
      <text:p text:style-name="P4"><text:tab/>} </text:p>
      <text:p text:style-name="P2">}<text:line-break/></text:p>
      <text:p text:style-name="P5"><text:tab/> <text:s text:c="4"/>- Lengkapilah titik – titik pada sintaks class <text:span text:style-name="T7">Exception</text:span>.java hingga <text:line-break/><text:tab/> <text:s text:c="6"/>menampilkan output seperti dibawah ini : <text:line-break/><text:line-break/><text:tab/><text:tab/><text:span text:style-name="T4">Input nomor pertama :</text:span><text:span text:style-name="T5"> </text:span></text:p>
      <text:p text:style-name="P3"><text:tab/><text:tab/>50 </text:p>
      <text:p text:style-name="P3"><text:tab/><text:tab/>Input nomor kedua : </text:p>
      <text:p text:style-name="P3"><text:tab/><text:tab/>10 </text:p>
      <text:p text:style-name="P2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3"><text:tab/><text:tab/>50 </text:p>
      <text:p text:style-name="P3"><text:tab/><text:tab/>Input nomor kedua : </text:p>
      <text:p text:style-name="P3"><text:tab/><text:tab/>0 </text:p>
      <text:p text:style-name="P3"><text:tab/><text:tab/><text:span text:style-name="T10">Anda tidak bisa melakukan itu!</text:span></text:p>
      <text:p text:style-name="P2"><text:span text:style-name="T1"><text:tab/><text:tab/></text:span>Input nomor pertama :<text:line-break/><text:line-break/><text:tab/><text:span text:style-name="T1">3. - Buatlah class </text:span><text:span text:style-name="T1">Operator</text:span><text:span text:style-name="T1">.java !<text:line-break/><text:tab/> <text:s text:c="3"/>- Tuliskan sintaks dibawah ini pada class </text:span><text:span text:style-name="T1">Operator</text:span><text:span text:style-name="T1">.java !<text:line-break/><text:line-break/><text:tab/><text:tab/></text:span>public class Operator{ </text:p>
      <text:p text:style-name="P4"><text:tab/><text:tab/><text:tab/>public static void main(String args[]){ </text:p>
      <text:p text:style-name="P4"><text:tab/><text:tab/><text:tab/><text:tab/><text:span text:style-name="T6">...</text:span> num1;</text:p>
      <text:p text:style-name="P4"/>
      <text:p text:style-name="P4"><text:tab/><text:tab/><text:tab/><text:tab/>num1 = (10 <text:span text:style-name="T6">...</text:span> 10); </text:p>
      <text:p text:style-name="P4"><text:tab/><text:tab/><text:tab/><text:tab/><text:tab/>System.out.println(<text:span text:style-name="T6">...</text:span>);</text:p>
      <text:p text:style-name="P4"><text:tab/><text:tab/><text:tab/><text:tab/>num1 = (10 <text:span text:style-name="T6">...</text:span> 10); </text:p>
      <text:p text:style-name="P4"><text:tab/><text:tab/><text:tab/><text:tab/><text:tab/>System.out.println(<text:span text:style-name="T6">...</text:span>);</text:p>
      <text:p text:style-name="P4"><text:tab/><text:tab/><text:tab/>} </text:p>
      <text:p text:style-name="P2"><text:tab/><text:tab/>}<text:line-break/></text:p>
      <text:p text:style-name="P5"><text:tab/> <text:s text:c="4"/>- Lengkapilah titik – titik pada sintaks class <text:span text:style-name="T2">Operator</text:span>.java hingga <text:line-break/><text:soft-page-break/><text:tab/> <text:s text:c="6"/>menampilkan output seperti dibawah ini : <text:line-break/><text:line-break/><text:tab/><text:tab/><text:span text:style-name="T5">true</text:span><text:span text:style-name="T7"><text:line-break/><text:tab/><text:tab/></text:span><text:span text:style-name="T5">false </text:span></text:p>
      <text:p text:style-name="P5"><text:tab/></text:p>
      <text:p text:style-name="P5"><text:tab/>4. <text:s/>- Buatlah class KomponenKomputer.java<text:line-break/><text:tab/> <text:s text:c="4"/>- Tampilkan output KomponenKomputer, seperti di bawah ini :<text:line-break/><text:line-break/><text:tab/><text:tab/><text:span text:style-name="T3">Komponen komputer</text:span><text:span text:style-name="T3"> yang tersedia </text:span><text:span text:style-name="T5">(1-3) </text:span></text:p>
      <text:p text:style-name="P3"><text:tab/><text:tab/><text:tab/>1.) Harddisk</text:p>
      <text:p text:style-name="P3"><text:tab/><text:tab/><text:tab/>2.) RAM</text:p>
      <text:p text:style-name="P3"><text:tab/><text:tab/><text:tab/>3.) Motherboard</text:p>
      <text:p text:style-name="P2"><text:tab/><text:tab/>Masukan Pilihan Anda :<text:line-break/></text:p>
      <text:p text:style-name="P2"/>
      <text:p text:style-name="P5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5">Masukan Pilihan Anda : 1 </text:span></text:p>
      <text:p text:style-name="P5"><text:span text:style-name="T5"><text:tab/><text:tab/>Anda memilih Harddisk<text:line-break/><text:line-break/><text:tab/> </text:span><text:span text:style-name="T7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5">Masukan Pilihan Anda : 5</text:span></text:p>
      <text:p text:style-name="P2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5T09:29:58</meta:creation-date>
    <dc:date>2011-10-25T16:51:38</dc:date>
    <dc:creator>izwan </dc:creator>
    <meta:editing-duration>PT01H17M52S</meta:editing-duration>
    <meta:editing-cycles>10</meta:editing-cycles>
    <meta:generator>OpenOffice.org/3.2$Linux OpenOffice.org_project/320m12$Build-9483</meta:generator>
    <meta:document-statistic meta:table-count="0" meta:image-count="0" meta:object-count="0" meta:page-count="3" meta:paragraph-count="77" meta:word-count="401" meta:character-count="2788"/>
  </office:meta>
</office:document-meta>
</file>